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S" style:display-name="TABLA_ITEMS" style:family="table">
      <style:table-properties style:width="10.1153in" table:align="margins"/>
    </style:style>
    <style:style style:name="TABLA_5f_ITEMS.A" style:display-name="TABLA_ITEMS.A" style:family="table-column">
      <style:table-column-properties style:column-width="3.3715in" style:rel-column-width="21845*"/>
    </style:style>
    <style:style style:name="TABLA_5f_ITEMS.1" style:display-name="TABLA_ITEMS.1" style:family="table-row">
      <style:table-row-properties fo:keep-together="auto"/>
    </style:style>
    <style:style style:name="TABLA_5f_ITEMS.A1" style:display-name="TABLA_ITEM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S.C1" style:display-name="TABLA_ITEMS.C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S.A2" style:display-name="TABLA_ITEMS.A2" style:family="table-cell">
      <style:table-cell-properties fo:padding="0.0382in" fo:border-left="0.05pt solid #000000" fo:border-right="none" fo:border-top="none" fo:border-bottom="0.05pt solid #000000"/>
    </style:style>
    <style:style style:name="TABLA_5f_ITEMS.B2" style:display-name="TABLA_ITEMS.B2" style:family="table-cell">
      <style:table-cell-properties fo:padding="0.0382in" fo:border-left="0.05pt solid #000000" fo:border-right="none" fo:border-top="none" fo:border-bottom="0.05pt solid #000000"/>
    </style:style>
    <style:style style:name="TABLA_5f_ITEMS.C2" style:display-name="TABLA_ITEM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officeooo:rsid="0027d500" officeooo:paragraph-rsid="0027d500" style:font-name-asian="Arial" style:font-size-asian="10pt" style:font-name-complex="Arial" style:font-size-complex="10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1eb3f2" style:font-size-asian="8pt" style:font-size-complex="8pt"/>
    </style:style>
    <style:style style:name="P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5" style:family="paragraph" style:parent-style-name="Standard" style:master-page-name="Page_20_Style_20_1">
      <style:paragraph-properties fo:margin-left="0in" fo:margin-right="0in" fo:text-align="center" style:justify-single-word="false" fo:text-indent="0.4925in" style:auto-text-indent="false" style:page-number="auto">
        <style:tab-stops>
          <style:tab-stop style:position="0in"/>
        </style:tab-stops>
      </style:paragraph-properties>
      <style:text-properties style:font-name="Arial" fo:font-size="15pt" style:font-name-asian="Arial" style:font-size-asian="15pt" style:font-name-complex="Arial" style:font-size-complex="15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180869" style:font-name-asian="Arial" style:font-size-asian="8pt" style:font-weight-asian="bold" style:font-name-complex="Arial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officeooo:rsid="0027d500" style:font-name-asian="Arial" style:font-size-asian="8pt" style:font-name-complex="Arial" style:font-size-complex="8pt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officeooo:rsid="0027d500" officeooo:paragraph-rsid="0027d500" style:font-name-asian="Arial" style:font-size-asian="8pt" style:font-name-complex="Arial" style:font-size-complex="8pt"/>
    </style:style>
    <style:style style:name="P9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8pt" fo:font-style="italic" style:font-name-asian="Arial" style:font-size-asian="8pt" style:font-style-asian="italic" style:font-name-complex="Arial" style:font-size-complex="8pt" style:font-style-complex="italic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b869f" officeooo:paragraph-rsid="002b869f" style:font-name-asian="Arial" style:font-size-asian="8pt" style:font-weight-asian="bold" style:font-name-complex="Arial" style:font-size-complex="8pt" style:font-weight-complex="bold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27d500" style:font-name-asian="Arial" style:font-size-asian="8pt" style:font-weight-asian="bold" style:font-name-complex="Arial" style:font-size-complex="8pt" style:font-weight-complex="bold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b869f" officeooo:paragraph-rsid="002b869f" style:font-name-asian="Arial" style:font-size-asian="8pt" style:font-name-complex="Arial" style:font-size-complex="8pt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81993" officeooo:paragraph-rsid="00281993" style:font-name-asian="Arial" style:font-size-asian="8pt" style:font-name-complex="Arial" style:font-size-complex="8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2d02de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Teatro Nacional Cervantes</text:span></text:p>
      <text:p text:style-name="P4">Listado <text:span text:style-name="T3">de todos los items</text:span></text:p>
      <text:p text:style-name="P2"/>
      <text:p text:style-name="P3"><text:span text:style-name="T1">Fecha</text:span><text:span text:style-name="T2">: [FECHA]</text:span></text:p>
      <text:p text:style-name="P6"/>
      <text:p text:style-name="P9"/>
      <table:table table:name="TABLA_ITEMS" table:style-name="TABLA_5f_ITEMS">
        <table:table-column table:style-name="TABLA_5f_ITEMS.A" table:number-columns-repeated="3"/>
        <table:table-row table:style-name="TABLA_5f_ITEMS.1">
          <table:table-cell table:style-name="TABLA_5f_ITEMS.A1" office:value-type="string">
            <text:p text:style-name="P10">Clase</text:p>
          </table:table-cell>
          <table:table-cell table:style-name="TABLA_5f_ITEMS.A1" office:value-type="string">
            <text:p text:style-name="P11">Codigo</text:p>
          </table:table-cell>
          <table:table-cell table:style-name="TABLA_5f_ITEMS.C1" office:value-type="string">
            <text:p text:style-name="P11">Nombre</text:p>
          </table:table-cell>
        </table:table-row>
        <table:table-row table:style-name="TABLA_5f_ITEMS.1">
          <table:table-cell table:style-name="TABLA_5f_ITEMS.A2" office:value-type="string">
            <text:p text:style-name="P12">[CLASE]</text:p>
          </table:table-cell>
          <table:table-cell table:style-name="TABLA_5f_ITEMS.B2" office:value-type="string">
            <text:p text:style-name="P13">[CODIGO]</text:p>
          </table:table-cell>
          <table:table-cell table:style-name="TABLA_5f_ITEMS.C2" office:value-type="string">
            <text:p text:style-name="P13">[NOMBRE]</text:p>
          </table:table-cell>
        </table:table-row>
      </table:table>
      <text:p text:style-name="P7"/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3937in" fo:margin-bottom="0.3937in" fo:margin-left="0.7874in" fo:margin-right="0.7874in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9098in" fo:margin-left="0in" fo:margin-right="0in" fo:margin-bottom="0.5in" style:shadow="none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2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>
      <style:header-first>
        <text:p text:style-name="Header"><draw:frame draw:style-name="Mfr1" draw:name="Image4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-first>
      <style:header-left>
        <text:p text:style-name="Header"><draw:frame draw:style-name="Mfr1" draw:name="Image3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1T16:53:31.186830215</dc:date>
    <meta:generator>LibreOffice/4.4.6.3$Linux_X86_64 LibreOffice_project/40m0$Build-3</meta:generator>
    <meta:editing-duration>PT8M13S</meta:editing-duration>
    <meta:editing-cycles>29</meta:editing-cycles>
    <dc:creator>gsantacruz </dc:creator>
    <meta:document-statistic meta:table-count="1" meta:image-count="3" meta:object-count="0" meta:page-count="1" meta:paragraph-count="9" meta:word-count="16" meta:character-count="105" meta:non-whitespace-character-count="98"/>
  </office:meta>
</office:document-meta>
</file>